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PANDURO TENAZOA KASSANDR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TPP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PANDURO TENAZOA KASSANDR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5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5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0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56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9:4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814551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9T21:58:12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